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/>
    </style:style>
    <style:style style:name="P2" style:family="paragraph" style:parent-style-name="Standard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6" style:family="paragraph" style:parent-style-name="Standard">
      <style:paragraph-properties fo:margin-top="0cm" fo:margin-bottom="0.353cm" fo:line-height="115%" fo:text-align="start" style:justify-single-word="false" style:text-autospace="none"/>
    </style:style>
    <style:style style:name="P7" style:family="paragraph" style:parent-style-name="Standard" style:list-style-name="L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 style:list-style-name="L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 style:list-style-name="L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 style:list-style-name="L8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8" style:family="paragraph" style:parent-style-name="Standard" style:list-style-name="L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9" style:family="paragraph" style:parent-style-name="Standard" style:list-style-name="L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0" style:family="paragraph" style:parent-style-name="Standard" style:list-style-name="L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1" style:family="paragraph" style:parent-style-name="Standard" style:list-style-name="L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2" style:family="paragraph" style:parent-style-name="Standard" style:list-style-name="L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3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4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ssive Designs</text:p>
      <text:p text:style-name="P1"/>
      <text:list xml:id="list7404141980741743321" text:style-name="L1">
        <text:list-header>
          <text:p text:style-name="P7"/>
        </text:list-header>
      </text:list>
      <text:p text:style-name="P4"/>
      <text:p text:style-name="P23">Full Passives List</text:p>
      <text:list xml:id="list1371463923060197019" text:style-name="L8">
        <text:list-item>
          <text:p text:style-name="P15">Weakened: Deal 30% less damage with attacks for X Turns.</text:p>
        </text:list-item>
        <text:list-item>
          <text:p text:style-name="P15">Vulnerable: Take 30% more damage from attacks for X Turns.</text:p>
        </text:list-item>
        <text:list-item>
          <text:p text:style-name="P15">Wrath: Deal 30% more damage with attacks X turns.</text:p>
        </text:list-item>
        <text:list-item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20-07-13T20:48:02.76</meta:creation-date>
    <dc:date>2020-08-15T15:04:59.53</dc:date>
    <dc:creator>Black Will</dc:creator>
    <meta:editing-duration>PT6H55M16S</meta:editing-duration>
    <meta:editing-cycles>55</meta:editing-cycles>
    <meta:generator>OpenOffice/4.1.6$Win32 OpenOffice.org_project/416m1$Build-9790</meta:generator>
    <meta:document-statistic meta:table-count="0" meta:image-count="0" meta:object-count="0" meta:page-count="1" meta:paragraph-count="5" meta:word-count="37" meta:character-count="199"/>
  </office:meta>
</office:document-meta>
</file>